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=&quot;OK&quot;" style:apply-style-name="Good" style:base-cell-address="Sheet1.C20"/>
      <style:map style:condition="cell-content()=&quot;RANGE ERR&quot;" style:apply-style-name="Bad" style:base-cell-address="Sheet1.C2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FCLK</text:p>
          </table:table-cell>
          <table:table-cell table:style-name="ce3" office:value-type="float" office:value="72000000" calcext:value-type="float">
            <text:p>72.00E+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number-columns-repeated="11"/>
          <table:table-cell table:formula="of:=[.O4]-1" office:value-type="float" office:value="235" calcext:value-type="float">
            <text:p>235</text:p>
          </table:table-cell>
          <table:table-cell table:formula="of:=[.O3]*[.$B$6]" office:value-type="float" office:value="2350000" calcext:value-type="float">
            <text:p>2350000</text:p>
          </table:table-cell>
          <table:table-cell table:formula="of:=ROUND([.$B$1]/[.P3])" office:value-type="float" office:value="31" calcext:value-type="float">
            <text:p>31</text:p>
          </table:table-cell>
          <table:table-cell table:formula="of:=[.$B$1]/[.Q3]" office:value-type="float" office:value="2322580.64516129" calcext:value-type="float">
            <text:p>2322580.64516129</text:p>
          </table:table-cell>
          <table:table-cell table:formula="of:=[.R3]/[.O3]" office:value-type="float" office:value="9883.32189430336" calcext:value-type="float">
            <text:p>9883.32189430336</text:p>
          </table:table-cell>
          <table:table-cell table:formula="of:=([.S3]-[.$B$6])/[.$B$6]*100" office:value-type="float" office:value="-1.16678105696637" calcext:value-type="float">
            <text:p>-1.166781056966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DAC DMA value calculator</text:p>
          </table:table-cell>
          <table:covered-table-cell table:number-columns-repeated="2" table:style-name="ce3"/>
          <table:covered-table-cell table:number-columns-repeated="3"/>
          <table:table-cell table:number-columns-repeated="8"/>
          <table:table-cell table:formula="of:=[.O5]-1" office:value-type="float" office:value="236" calcext:value-type="float">
            <text:p>236</text:p>
          </table:table-cell>
          <table:table-cell table:formula="of:=[.O4]*[.$B$6]" office:value-type="float" office:value="2360000" calcext:value-type="float">
            <text:p>2360000</text:p>
          </table:table-cell>
          <table:table-cell table:formula="of:=ROUND([.$B$1]/[.P4])" office:value-type="float" office:value="31" calcext:value-type="float">
            <text:p>31</text:p>
          </table:table-cell>
          <table:table-cell table:formula="of:=[.$B$1]/[.Q4]" office:value-type="float" office:value="2322580.64516129" calcext:value-type="float">
            <text:p>2322580.64516129</text:p>
          </table:table-cell>
          <table:table-cell table:formula="of:=[.R4]/[.O4]" office:value-type="float" office:value="9841.44341170038" calcext:value-type="float">
            <text:p>9841.44341170038</text:p>
          </table:table-cell>
          <table:table-cell table:formula="of:=([.S4]-[.$B$6])/[.$B$6]*100" office:value-type="float" office:value="-1.58556588299618" calcext:value-type="float">
            <text:p>-1.58556588299618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------target-------</text:p>
          </table:table-cell>
          <table:covered-table-cell/>
          <table:table-cell table:number-columns-repeated="12"/>
          <table:table-cell table:formula="of:=[.O6]-1" office:value-type="float" office:value="237" calcext:value-type="float">
            <text:p>237</text:p>
          </table:table-cell>
          <table:table-cell table:formula="of:=[.O5]*[.$B$6]" office:value-type="float" office:value="2370000" calcext:value-type="float">
            <text:p>2370000</text:p>
          </table:table-cell>
          <table:table-cell table:formula="of:=ROUND([.$B$1]/[.P5])" office:value-type="float" office:value="30" calcext:value-type="float">
            <text:p>30</text:p>
          </table:table-cell>
          <table:table-cell table:formula="of:=[.$B$1]/[.Q5]" office:value-type="float" office:value="2400000" calcext:value-type="float">
            <text:p>2400000</text:p>
          </table:table-cell>
          <table:table-cell table:formula="of:=[.R5]/[.O5]" office:value-type="float" office:value="10126.582278481" calcext:value-type="float">
            <text:p>10126.582278481</text:p>
          </table:table-cell>
          <table:table-cell table:formula="of:=([.S5]-[.$B$6])/[.$B$6]*100" office:value-type="float" office:value="1.26582278481013" calcext:value-type="float">
            <text:p>1.2658227848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 Freq</text:p>
          </table:table-cell>
          <table:table-cell table:style-name="ce3" office:value-type="float" office:value="10000" calcext:value-type="float">
            <text:p>10.00E+03</text:p>
          </table:table-cell>
          <table:table-cell table:number-columns-repeated="12"/>
          <table:table-cell table:formula="of:=[.O7]-1" office:value-type="float" office:value="238" calcext:value-type="float">
            <text:p>238</text:p>
          </table:table-cell>
          <table:table-cell table:formula="of:=[.O6]*[.$B$6]" office:value-type="float" office:value="2380000" calcext:value-type="float">
            <text:p>2380000</text:p>
          </table:table-cell>
          <table:table-cell table:formula="of:=ROUND([.$B$1]/[.P6])" office:value-type="float" office:value="30" calcext:value-type="float">
            <text:p>30</text:p>
          </table:table-cell>
          <table:table-cell table:formula="of:=[.$B$1]/[.Q6]" office:value-type="float" office:value="2400000" calcext:value-type="float">
            <text:p>2400000</text:p>
          </table:table-cell>
          <table:table-cell table:formula="of:=[.R6]/[.O6]" office:value-type="float" office:value="10084.0336134454" calcext:value-type="float">
            <text:p>10084.0336134454</text:p>
          </table:table-cell>
          <table:table-cell table:formula="of:=([.S6]-[.$B$6])/[.$B$6]*100" office:value-type="float" office:value="0.840336134453774" calcext:value-type="float">
            <text:p>0.840336134453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 Sam.</text:p>
          </table:table-cell>
          <table:table-cell office:value-type="float" office:value="256" calcext:value-type="float">
            <text:p>256</text:p>
          </table:table-cell>
          <table:table-cell table:number-columns-repeated="12"/>
          <table:table-cell table:formula="of:=[.O8]-1" office:value-type="float" office:value="239" calcext:value-type="float">
            <text:p>239</text:p>
          </table:table-cell>
          <table:table-cell table:formula="of:=[.O7]*[.$B$6]" office:value-type="float" office:value="2390000" calcext:value-type="float">
            <text:p>2390000</text:p>
          </table:table-cell>
          <table:table-cell table:formula="of:=ROUND([.$B$1]/[.P7])" office:value-type="float" office:value="30" calcext:value-type="float">
            <text:p>30</text:p>
          </table:table-cell>
          <table:table-cell table:formula="of:=[.$B$1]/[.Q7]" office:value-type="float" office:value="2400000" calcext:value-type="float">
            <text:p>2400000</text:p>
          </table:table-cell>
          <table:table-cell table:formula="of:=[.R7]/[.O7]" office:value-type="float" office:value="10041.8410041841" calcext:value-type="float">
            <text:p>10041.8410041841</text:p>
          </table:table-cell>
          <table:table-cell table:formula="of:=([.S7]-[.$B$6])/[.$B$6]*100" office:value-type="float" office:value="0.418410041840998" calcext:value-type="float">
            <text:p>0.418410041840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 Freq</text:p>
          </table:table-cell>
          <table:table-cell table:style-name="ce3" table:formula="of:=[.B6]*[.B7]" office:value-type="float" office:value="2560000" calcext:value-type="float">
            <text:p>2.56E+06</text:p>
          </table:table-cell>
          <table:table-cell table:number-columns-repeated="12"/>
          <table:table-cell table:formula="of:=[.O9]-1" office:value-type="float" office:value="240" calcext:value-type="float">
            <text:p>240</text:p>
          </table:table-cell>
          <table:table-cell table:formula="of:=[.O8]*[.$B$6]" office:value-type="float" office:value="2400000" calcext:value-type="float">
            <text:p>2400000</text:p>
          </table:table-cell>
          <table:table-cell table:formula="of:=ROUND([.$B$1]/[.P8])" office:value-type="float" office:value="30" calcext:value-type="float">
            <text:p>30</text:p>
          </table:table-cell>
          <table:table-cell table:formula="of:=[.$B$1]/[.Q8]" office:value-type="float" office:value="2400000" calcext:value-type="float">
            <text:p>2400000</text:p>
          </table:table-cell>
          <table:table-cell table:formula="of:=[.R8]/[.O8]" office:value-type="float" office:value="10000" calcext:value-type="float">
            <text:p>10000</text:p>
          </table:table-cell>
          <table:table-cell table:formula="of:=([.S8]-[.$B$6])/[.$B$6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ps</text:p>
          </table:table-cell>
          <table:table-cell table:formula="of:=[.B1]/[.B8]" office:value-type="float" office:value="28.125" calcext:value-type="float">
            <text:p>28.125</text:p>
          </table:table-cell>
          <table:table-cell table:number-columns-repeated="12"/>
          <table:table-cell table:formula="of:=[.O10]-1" office:value-type="float" office:value="241" calcext:value-type="float">
            <text:p>241</text:p>
          </table:table-cell>
          <table:table-cell table:formula="of:=[.O9]*[.$B$6]" office:value-type="float" office:value="2410000" calcext:value-type="float">
            <text:p>2410000</text:p>
          </table:table-cell>
          <table:table-cell table:formula="of:=ROUND([.$B$1]/[.P9])" office:value-type="float" office:value="30" calcext:value-type="float">
            <text:p>30</text:p>
          </table:table-cell>
          <table:table-cell table:formula="of:=[.$B$1]/[.Q9]" office:value-type="float" office:value="2400000" calcext:value-type="float">
            <text:p>2400000</text:p>
          </table:table-cell>
          <table:table-cell table:formula="of:=[.R9]/[.O9]" office:value-type="float" office:value="9958.50622406639" calcext:value-type="float">
            <text:p>9958.50622406639</text:p>
          </table:table-cell>
          <table:table-cell table:formula="of:=([.S9]-[.$B$6])/[.$B$6]*100" office:value-type="float" office:value="-0.414937759336099" calcext:value-type="float">
            <text:p>-0.414937759336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bytes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O11]-1" office:value-type="float" office:value="242" calcext:value-type="float">
            <text:p>242</text:p>
          </table:table-cell>
          <table:table-cell table:formula="of:=[.O10]*[.$B$6]" office:value-type="float" office:value="2420000" calcext:value-type="float">
            <text:p>2420000</text:p>
          </table:table-cell>
          <table:table-cell table:formula="of:=ROUND([.$B$1]/[.P10])" office:value-type="float" office:value="30" calcext:value-type="float">
            <text:p>30</text:p>
          </table:table-cell>
          <table:table-cell table:formula="of:=[.$B$1]/[.Q10]" office:value-type="float" office:value="2400000" calcext:value-type="float">
            <text:p>2400000</text:p>
          </table:table-cell>
          <table:table-cell table:formula="of:=[.R10]/[.O10]" office:value-type="float" office:value="9917.35537190083" calcext:value-type="float">
            <text:p>9917.35537190083</text:p>
          </table:table-cell>
          <table:table-cell table:formula="of:=([.S10]-[.$B$6])/[.$B$6]*100" office:value-type="float" office:value="-0.826446280991732" calcext:value-type="float">
            <text:p>-0.826446280991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 Req</text:p>
          </table:table-cell>
          <table:table-cell table:formula="of:=[.B7]*[.B10]" office:value-type="float" office:value="512" calcext:value-type="float">
            <text:p>512</text:p>
          </table:table-cell>
          <table:table-cell table:number-columns-repeated="12"/>
          <table:table-cell table:formula="of:=[.O12]-1" office:value-type="float" office:value="243" calcext:value-type="float">
            <text:p>243</text:p>
          </table:table-cell>
          <table:table-cell table:formula="of:=[.O11]*[.$B$6]" office:value-type="float" office:value="2430000" calcext:value-type="float">
            <text:p>2430000</text:p>
          </table:table-cell>
          <table:table-cell table:formula="of:=ROUND([.$B$1]/[.P11])" office:value-type="float" office:value="30" calcext:value-type="float">
            <text:p>30</text:p>
          </table:table-cell>
          <table:table-cell table:formula="of:=[.$B$1]/[.Q11]" office:value-type="float" office:value="2400000" calcext:value-type="float">
            <text:p>2400000</text:p>
          </table:table-cell>
          <table:table-cell table:formula="of:=[.R11]/[.O11]" office:value-type="float" office:value="9876.54320987654" calcext:value-type="float">
            <text:p>9876.54320987654</text:p>
          </table:table-cell>
          <table:table-cell table:formula="of:=([.S11]-[.$B$6])/[.$B$6]*100" office:value-type="float" office:value="-1.23456790123457" calcext:value-type="float">
            <text:p>-1.23456790123457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13]-1" office:value-type="float" office:value="244" calcext:value-type="float">
            <text:p>244</text:p>
          </table:table-cell>
          <table:table-cell table:formula="of:=[.O12]*[.$B$6]" office:value-type="float" office:value="2440000" calcext:value-type="float">
            <text:p>2440000</text:p>
          </table:table-cell>
          <table:table-cell table:formula="of:=ROUND([.$B$1]/[.P12])" office:value-type="float" office:value="30" calcext:value-type="float">
            <text:p>30</text:p>
          </table:table-cell>
          <table:table-cell table:formula="of:=[.$B$1]/[.Q12]" office:value-type="float" office:value="2400000" calcext:value-type="float">
            <text:p>2400000</text:p>
          </table:table-cell>
          <table:table-cell table:formula="of:=[.R12]/[.O12]" office:value-type="float" office:value="9836.06557377049" calcext:value-type="float">
            <text:p>9836.06557377049</text:p>
          </table:table-cell>
          <table:table-cell table:formula="of:=([.S12]-[.$B$6])/[.$B$6]*100" office:value-type="float" office:value="-1.63934426229509" calcext:value-type="float">
            <text:p>-1.6393442622950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------actual-------</text:p>
          </table:table-cell>
          <table:covered-table-cell/>
          <table:table-cell table:number-columns-repeated="12"/>
          <table:table-cell table:formula="of:=[.O14]-1" office:value-type="float" office:value="245" calcext:value-type="float">
            <text:p>245</text:p>
          </table:table-cell>
          <table:table-cell table:formula="of:=[.O13]*[.$B$6]" office:value-type="float" office:value="2450000" calcext:value-type="float">
            <text:p>2450000</text:p>
          </table:table-cell>
          <table:table-cell table:formula="of:=ROUND([.$B$1]/[.P13])" office:value-type="float" office:value="29" calcext:value-type="float">
            <text:p>29</text:p>
          </table:table-cell>
          <table:table-cell table:formula="of:=[.$B$1]/[.Q13]" office:value-type="float" office:value="2482758.62068966" calcext:value-type="float">
            <text:p>2482758.62068966</text:p>
          </table:table-cell>
          <table:table-cell table:formula="of:=[.R13]/[.O13]" office:value-type="float" office:value="10133.7086558761" calcext:value-type="float">
            <text:p>10133.7086558761</text:p>
          </table:table-cell>
          <table:table-cell table:formula="of:=([.S13]-[.$B$6])/[.$B$6]*100" office:value-type="float" office:value="1.33708655876144" calcext:value-type="float">
            <text:p>1.33708655876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ps</text:p>
          </table:table-cell>
          <table:table-cell table:formula="of:=ROUND([.B9])" office:value-type="float" office:value="28" calcext:value-type="float">
            <text:p>28</text:p>
          </table:table-cell>
          <table:table-cell table:number-columns-repeated="12"/>
          <table:table-cell table:formula="of:=[.O15]-1" office:value-type="float" office:value="246" calcext:value-type="float">
            <text:p>246</text:p>
          </table:table-cell>
          <table:table-cell table:formula="of:=[.O14]*[.$B$6]" office:value-type="float" office:value="2460000" calcext:value-type="float">
            <text:p>2460000</text:p>
          </table:table-cell>
          <table:table-cell table:formula="of:=ROUND([.$B$1]/[.P14])" office:value-type="float" office:value="29" calcext:value-type="float">
            <text:p>29</text:p>
          </table:table-cell>
          <table:table-cell table:formula="of:=[.$B$1]/[.Q14]" office:value-type="float" office:value="2482758.62068966" calcext:value-type="float">
            <text:p>2482758.62068966</text:p>
          </table:table-cell>
          <table:table-cell table:formula="of:=[.R14]/[.O14]" office:value-type="float" office:value="10092.5147182506" calcext:value-type="float">
            <text:p>10092.5147182506</text:p>
          </table:table-cell>
          <table:table-cell table:formula="of:=([.S14]-[.$B$6])/[.$B$6]*100" office:value-type="float" office:value="0.925147182506316" calcext:value-type="float">
            <text:p>0.925147182506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 Freq</text:p>
          </table:table-cell>
          <table:table-cell table:formula="of:=[.B1]/[.B14]" office:value-type="float" office:value="2571428.57142857" calcext:value-type="float">
            <text:p>2571428.57142857</text:p>
          </table:table-cell>
          <table:table-cell table:number-columns-repeated="12"/>
          <table:table-cell table:formula="of:=[.O16]-1" office:value-type="float" office:value="247" calcext:value-type="float">
            <text:p>247</text:p>
          </table:table-cell>
          <table:table-cell table:formula="of:=[.O15]*[.$B$6]" office:value-type="float" office:value="2470000" calcext:value-type="float">
            <text:p>2470000</text:p>
          </table:table-cell>
          <table:table-cell table:formula="of:=ROUND([.$B$1]/[.P15])" office:value-type="float" office:value="29" calcext:value-type="float">
            <text:p>29</text:p>
          </table:table-cell>
          <table:table-cell table:formula="of:=[.$B$1]/[.Q15]" office:value-type="float" office:value="2482758.62068966" calcext:value-type="float">
            <text:p>2482758.62068966</text:p>
          </table:table-cell>
          <table:table-cell table:formula="of:=[.R15]/[.O15]" office:value-type="float" office:value="10051.6543347759" calcext:value-type="float">
            <text:p>10051.6543347759</text:p>
          </table:table-cell>
          <table:table-cell table:formula="of:=([.S15]-[.$B$6])/[.$B$6]*100" office:value-type="float" office:value="0.516543347759325" calcext:value-type="float">
            <text:p>0.516543347759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 Freq</text:p>
          </table:table-cell>
          <table:table-cell table:formula="of:=[.B15]/[.B7]" office:value-type="float" office:value="10044.6428571429" calcext:value-type="float">
            <text:p>10044.6428571429</text:p>
          </table:table-cell>
          <table:table-cell table:number-columns-repeated="12"/>
          <table:table-cell table:formula="of:=[.O17]-1" office:value-type="float" office:value="248" calcext:value-type="float">
            <text:p>248</text:p>
          </table:table-cell>
          <table:table-cell table:formula="of:=[.O16]*[.$B$6]" office:value-type="float" office:value="2480000" calcext:value-type="float">
            <text:p>2480000</text:p>
          </table:table-cell>
          <table:table-cell table:formula="of:=ROUND([.$B$1]/[.P16])" office:value-type="float" office:value="29" calcext:value-type="float">
            <text:p>29</text:p>
          </table:table-cell>
          <table:table-cell table:formula="of:=[.$B$1]/[.Q16]" office:value-type="float" office:value="2482758.62068966" calcext:value-type="float">
            <text:p>2482758.62068966</text:p>
          </table:table-cell>
          <table:table-cell table:formula="of:=[.R16]/[.O16]" office:value-type="float" office:value="10011.1234705228" calcext:value-type="float">
            <text:p>10011.1234705228</text:p>
          </table:table-cell>
          <table:table-cell table:formula="of:=([.S16]-[.$B$6])/[.$B$6]*100" office:value-type="float" office:value="0.111234705228035" calcext:value-type="float">
            <text:p>0.111234705228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 %</text:p>
          </table:table-cell>
          <table:table-cell table:formula="of:=([.B16]-[.B6])/[.B6]*100" office:value-type="float" office:value="0.446428571428569" calcext:value-type="float">
            <text:p>0.446428571428569</text:p>
          </table:table-cell>
          <table:table-cell table:number-columns-repeated="7"/>
          <table:table-cell office:value-type="float" office:value="10044.6428571429" calcext:value-type="float">
            <text:p>10044.6428571429</text:p>
          </table:table-cell>
          <table:table-cell office:value-type="float" office:value="20089.2857142857" calcext:value-type="float">
            <text:p>20089.2857142857</text:p>
          </table:table-cell>
          <table:table-cell table:number-columns-repeated="3"/>
          <table:table-cell table:formula="of:=[.O18]-1" office:value-type="float" office:value="249" calcext:value-type="float">
            <text:p>249</text:p>
          </table:table-cell>
          <table:table-cell table:formula="of:=[.O17]*[.$B$6]" office:value-type="float" office:value="2490000" calcext:value-type="float">
            <text:p>2490000</text:p>
          </table:table-cell>
          <table:table-cell table:formula="of:=ROUND([.$B$1]/[.P17])" office:value-type="float" office:value="29" calcext:value-type="float">
            <text:p>29</text:p>
          </table:table-cell>
          <table:table-cell table:formula="of:=[.$B$1]/[.Q17]" office:value-type="float" office:value="2482758.62068966" calcext:value-type="float">
            <text:p>2482758.62068966</text:p>
          </table:table-cell>
          <table:table-cell table:formula="of:=[.R17]/[.O17]" office:value-type="float" office:value="9970.91815538014" calcext:value-type="float">
            <text:p>9970.91815538014</text:p>
          </table:table-cell>
          <table:table-cell table:formula="of:=([.S17]-[.$B$6])/[.$B$6]*100" office:value-type="float" office:value="-0.290818446198591" calcext:value-type="float">
            <text:p>-0.290818446198591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17]*2" office:value-type="float" office:value="20089.2857142858" calcext:value-type="float">
            <text:p>20089.2857142858</text:p>
          </table:table-cell>
          <table:table-cell table:number-columns-repeated="4"/>
          <table:table-cell table:formula="of:=[.O19]-1" office:value-type="float" office:value="250" calcext:value-type="float">
            <text:p>250</text:p>
          </table:table-cell>
          <table:table-cell table:formula="of:=[.O18]*[.$B$6]" office:value-type="float" office:value="2500000" calcext:value-type="float">
            <text:p>2500000</text:p>
          </table:table-cell>
          <table:table-cell table:formula="of:=ROUND([.$B$1]/[.P18])" office:value-type="float" office:value="29" calcext:value-type="float">
            <text:p>29</text:p>
          </table:table-cell>
          <table:table-cell table:formula="of:=[.$B$1]/[.Q18]" office:value-type="float" office:value="2482758.62068966" calcext:value-type="float">
            <text:p>2482758.62068966</text:p>
          </table:table-cell>
          <table:table-cell table:formula="of:=[.R18]/[.O18]" office:value-type="float" office:value="9931.03448275862" calcext:value-type="float">
            <text:p>9931.03448275862</text:p>
          </table:table-cell>
          <table:table-cell table:formula="of:=([.S18]-[.$B$6])/[.$B$6]*100" office:value-type="float" office:value="-0.689655172413786" calcext:value-type="float">
            <text:p>-0.68965517241378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Sample value to data value</text:p>
          </table:table-cell>
          <table:covered-table-cell table:number-columns-repeated="5" table:style-name="ce6"/>
          <table:table-cell table:number-columns-repeated="8"/>
          <table:table-cell table:formula="of:=[.O20]-1" office:value-type="float" office:value="251" calcext:value-type="float">
            <text:p>251</text:p>
          </table:table-cell>
          <table:table-cell table:formula="of:=[.O19]*[.$B$6]" office:value-type="float" office:value="2510000" calcext:value-type="float">
            <text:p>2510000</text:p>
          </table:table-cell>
          <table:table-cell table:formula="of:=ROUND([.$B$1]/[.P19])" office:value-type="float" office:value="29" calcext:value-type="float">
            <text:p>29</text:p>
          </table:table-cell>
          <table:table-cell table:formula="of:=[.$B$1]/[.Q19]" office:value-type="float" office:value="2482758.62068966" calcext:value-type="float">
            <text:p>2482758.62068966</text:p>
          </table:table-cell>
          <table:table-cell table:formula="of:=[.R19]/[.O19]" office:value-type="float" office:value="9891.46860832532" calcext:value-type="float">
            <text:p>9891.46860832532</text:p>
          </table:table-cell>
          <table:table-cell table:formula="of:=([.S19]-[.$B$6])/[.$B$6]*100" office:value-type="float" office:value="-1.0853139167468" calcext:value-type="float">
            <text:p>-1.0853139167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20]&lt;-[.B22];[.B20]&gt;[.B22]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8"/>
          <table:table-cell table:formula="of:=[.O21]-1" office:value-type="float" office:value="252" calcext:value-type="float">
            <text:p>252</text:p>
          </table:table-cell>
          <table:table-cell table:formula="of:=[.O20]*[.$B$6]" office:value-type="float" office:value="2520000" calcext:value-type="float">
            <text:p>2520000</text:p>
          </table:table-cell>
          <table:table-cell table:formula="of:=ROUND([.$B$1]/[.P20])" office:value-type="float" office:value="29" calcext:value-type="float">
            <text:p>29</text:p>
          </table:table-cell>
          <table:table-cell table:formula="of:=[.$B$1]/[.Q20]" office:value-type="float" office:value="2482758.62068966" calcext:value-type="float">
            <text:p>2482758.62068966</text:p>
          </table:table-cell>
          <table:table-cell table:formula="of:=[.R20]/[.O20]" office:value-type="float" office:value="9852.21674876847" calcext:value-type="float">
            <text:p>9852.21674876847</text:p>
          </table:table-cell>
          <table:table-cell table:formula="of:=([.S20]-[.$B$6])/[.$B$6]*100" office:value-type="float" office:value="-1.47783251231527" calcext:value-type="float">
            <text:p>-1.47783251231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21]=0;[.B21]=1)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8"/>
          <table:table-cell table:formula="of:=[.O22]-1" office:value-type="float" office:value="253" calcext:value-type="float">
            <text:p>253</text:p>
          </table:table-cell>
          <table:table-cell table:formula="of:=[.O21]*[.$B$6]" office:value-type="float" office:value="2530000" calcext:value-type="float">
            <text:p>2530000</text:p>
          </table:table-cell>
          <table:table-cell table:formula="of:=ROUND([.$B$1]/[.P21])" office:value-type="float" office:value="28" calcext:value-type="float">
            <text:p>28</text:p>
          </table:table-cell>
          <table:table-cell table:formula="of:=[.$B$1]/[.Q21]" office:value-type="float" office:value="2571428.57142857" calcext:value-type="float">
            <text:p>2571428.57142857</text:p>
          </table:table-cell>
          <table:table-cell table:formula="of:=[.R21]/[.O21]" office:value-type="float" office:value="10163.7492941841" calcext:value-type="float">
            <text:p>10163.7492941841</text:p>
          </table:table-cell>
          <table:table-cell table:formula="of:=([.S21]-[.$B$6])/[.$B$6]*100" office:value-type="float" office:value="1.63749294184077" calcext:value-type="float">
            <text:p>1.63749294184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 Limit</text:p>
          </table:table-cell>
          <table:table-cell table:style-name="ce2" table:formula="of:=CHOOSE([.B21]+1;5;0.5)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8"/>
          <table:table-cell table:formula="of:=[.O23]-1" office:value-type="float" office:value="254" calcext:value-type="float">
            <text:p>254</text:p>
          </table:table-cell>
          <table:table-cell table:formula="of:=[.O22]*[.$B$6]" office:value-type="float" office:value="2540000" calcext:value-type="float">
            <text:p>2540000</text:p>
          </table:table-cell>
          <table:table-cell table:formula="of:=ROUND([.$B$1]/[.P22])" office:value-type="float" office:value="28" calcext:value-type="float">
            <text:p>28</text:p>
          </table:table-cell>
          <table:table-cell table:formula="of:=[.$B$1]/[.Q22]" office:value-type="float" office:value="2571428.57142857" calcext:value-type="float">
            <text:p>2571428.57142857</text:p>
          </table:table-cell>
          <table:table-cell table:formula="of:=[.R22]/[.O22]" office:value-type="float" office:value="10123.7345331834" calcext:value-type="float">
            <text:p>10123.7345331834</text:p>
          </table:table-cell>
          <table:table-cell table:formula="of:=([.S22]-[.$B$6])/[.$B$6]*100" office:value-type="float" office:value="1.23734533183351" calcext:value-type="float">
            <text:p>1.23734533183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Val</text:p>
          </table:table-cell>
          <table:table-cell table:style-name="ce2" table:formula="of:=ROUND(([.B20]/[.B22]+1)/2*2^[.B2])" office:value-type="float" office:value="2048" calcext:value-type="float">
            <text:p>2048</text:p>
          </table:table-cell>
          <table:table-cell table:style-name="ce2" table:number-columns-repeated="3"/>
          <table:table-cell table:style-name="ce11"/>
          <table:table-cell table:number-columns-repeated="8"/>
          <table:table-cell table:formula="of:=[.O24]-1" office:value-type="float" office:value="255" calcext:value-type="float">
            <text:p>255</text:p>
          </table:table-cell>
          <table:table-cell table:formula="of:=[.O23]*[.$B$6]" office:value-type="float" office:value="2550000" calcext:value-type="float">
            <text:p>2550000</text:p>
          </table:table-cell>
          <table:table-cell table:formula="of:=ROUND([.$B$1]/[.P23])" office:value-type="float" office:value="28" calcext:value-type="float">
            <text:p>28</text:p>
          </table:table-cell>
          <table:table-cell table:formula="of:=[.$B$1]/[.Q23]" office:value-type="float" office:value="2571428.57142857" calcext:value-type="float">
            <text:p>2571428.57142857</text:p>
          </table:table-cell>
          <table:table-cell table:formula="of:=[.R23]/[.O23]" office:value-type="float" office:value="10084.0336134454" calcext:value-type="float">
            <text:p>10084.0336134454</text:p>
          </table:table-cell>
          <table:table-cell table:formula="of:=([.S23]-[.$B$6])/[.$B$6]*100" office:value-type="float" office:value="0.840336134453774" calcext:value-type="float">
            <text:p>0.840336134453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err (mV)</text:p>
          </table:table-cell>
          <table:table-cell table:formula="of:=10/2^[.B2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8"/>
          <table:table-cell table:formula="of:=[.B7]" office:value-type="float" office:value="256" calcext:value-type="float">
            <text:p>256</text:p>
          </table:table-cell>
          <table:table-cell table:formula="of:=[.O24]*[.$B$6]" office:value-type="float" office:value="2560000" calcext:value-type="float">
            <text:p>2560000</text:p>
          </table:table-cell>
          <table:table-cell table:formula="of:=ROUND([.$B$1]/[.P24])" office:value-type="float" office:value="28" calcext:value-type="float">
            <text:p>28</text:p>
          </table:table-cell>
          <table:table-cell table:formula="of:=[.$B$1]/[.Q24]" office:value-type="float" office:value="2571428.57142857" calcext:value-type="float">
            <text:p>2571428.57142857</text:p>
          </table:table-cell>
          <table:table-cell table:formula="of:=[.R24]/[.O24]" office:value-type="float" office:value="10044.6428571429" calcext:value-type="float">
            <text:p>10044.6428571429</text:p>
          </table:table-cell>
          <table:table-cell table:formula="of:=([.S24]-[.$B$6])/[.$B$6]*100" office:value-type="float" office:value="0.446428571428569" calcext:value-type="float">
            <text:p>0.446428571428569</text:p>
          </table:table-cell>
          <table:table-cell/>
          <table:table-cell office:value-type="float" office:value="10135" calcext:value-type="float">
            <text:p>10135</text:p>
          </table:table-cell>
          <table:table-cell office:value-type="float" office:value="20089" calcext:value-type="float">
            <text:p>20089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24]+1" office:value-type="float" office:value="257" calcext:value-type="float">
            <text:p>257</text:p>
          </table:table-cell>
          <table:table-cell table:formula="of:=[.O25]*[.$B$6]" office:value-type="float" office:value="2570000" calcext:value-type="float">
            <text:p>2570000</text:p>
          </table:table-cell>
          <table:table-cell table:formula="of:=ROUND([.$B$1]/[.P25])" office:value-type="float" office:value="28" calcext:value-type="float">
            <text:p>28</text:p>
          </table:table-cell>
          <table:table-cell table:formula="of:=[.$B$1]/[.Q25]" office:value-type="float" office:value="2571428.57142857" calcext:value-type="float">
            <text:p>2571428.57142857</text:p>
          </table:table-cell>
          <table:table-cell table:formula="of:=[.R25]/[.O25]" office:value-type="float" office:value="10005.5586436909" calcext:value-type="float">
            <text:p>10005.5586436909</text:p>
          </table:table-cell>
          <table:table-cell table:formula="of:=([.S25]-[.$B$6])/[.$B$6]*100" office:value-type="float" office:value="0.0555864369093979" calcext:value-type="float">
            <text:p>0.0555864369093979</text:p>
          </table:table-cell>
          <table:table-cell/>
          <table:table-cell table:formula="of:=[.V24]*2" office:value-type="float" office:value="20270" calcext:value-type="float">
            <text:p>2027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Offset PWM ARR calculator</text:p>
          </table:table-cell>
          <table:covered-table-cell table:number-columns-repeated="2" table:style-name="ce6"/>
          <table:covered-table-cell table:number-columns-repeated="3"/>
          <table:table-cell table:number-columns-repeated="8"/>
          <table:table-cell table:formula="of:=[.O25]+1" office:value-type="float" office:value="258" calcext:value-type="float">
            <text:p>258</text:p>
          </table:table-cell>
          <table:table-cell table:formula="of:=[.O26]*[.$B$6]" office:value-type="float" office:value="2580000" calcext:value-type="float">
            <text:p>2580000</text:p>
          </table:table-cell>
          <table:table-cell table:formula="of:=ROUND([.$B$1]/[.P26])" office:value-type="float" office:value="28" calcext:value-type="float">
            <text:p>28</text:p>
          </table:table-cell>
          <table:table-cell table:formula="of:=[.$B$1]/[.Q26]" office:value-type="float" office:value="2571428.57142857" calcext:value-type="float">
            <text:p>2571428.57142857</text:p>
          </table:table-cell>
          <table:table-cell table:formula="of:=[.R26]/[.O26]" office:value-type="float" office:value="9966.77740863787" calcext:value-type="float">
            <text:p>9966.77740863787</text:p>
          </table:table-cell>
          <table:table-cell table:formula="of:=([.S26]-[.$B$6])/[.$B$6]*100" office:value-type="float" office:value="-0.33222591362126" calcext:value-type="float">
            <text:p>-0.33222591362126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table:formula="of:=[.O26]+1" office:value-type="float" office:value="259" calcext:value-type="float">
            <text:p>259</text:p>
          </table:table-cell>
          <table:table-cell table:formula="of:=[.O27]*[.$B$6]" office:value-type="float" office:value="2590000" calcext:value-type="float">
            <text:p>2590000</text:p>
          </table:table-cell>
          <table:table-cell table:formula="of:=ROUND([.$B$1]/[.P27])" office:value-type="float" office:value="28" calcext:value-type="float">
            <text:p>28</text:p>
          </table:table-cell>
          <table:table-cell table:formula="of:=[.$B$1]/[.Q27]" office:value-type="float" office:value="2571428.57142857" calcext:value-type="float">
            <text:p>2571428.57142857</text:p>
          </table:table-cell>
          <table:table-cell table:formula="of:=[.R27]/[.O27]" office:value-type="float" office:value="9928.29564258136" calcext:value-type="float">
            <text:p>9928.29564258136</text:p>
          </table:table-cell>
          <table:table-cell table:formula="of:=([.S27]-[.$B$6])/[.$B$6]*100" office:value-type="float" office:value="-0.717043574186428" calcext:value-type="float">
            <text:p>-0.717043574186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S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1"/>
          <table:table-cell table:formula="of:=[.O27]+1" office:value-type="float" office:value="260" calcext:value-type="float">
            <text:p>260</text:p>
          </table:table-cell>
          <table:table-cell table:formula="of:=[.O28]*[.$B$6]" office:value-type="float" office:value="2600000" calcext:value-type="float">
            <text:p>2600000</text:p>
          </table:table-cell>
          <table:table-cell table:formula="of:=ROUND([.$B$1]/[.P28])" office:value-type="float" office:value="28" calcext:value-type="float">
            <text:p>28</text:p>
          </table:table-cell>
          <table:table-cell table:formula="of:=[.$B$1]/[.Q28]" office:value-type="float" office:value="2571428.57142857" calcext:value-type="float">
            <text:p>2571428.57142857</text:p>
          </table:table-cell>
          <table:table-cell table:formula="of:=[.R28]/[.O28]" office:value-type="float" office:value="9890.10989010989" calcext:value-type="float">
            <text:p>9890.10989010989</text:p>
          </table:table-cell>
          <table:table-cell table:formula="of:=([.S28]-[.$B$6])/[.$B$6]*100" office:value-type="float" office:value="-1.0989010989011" calcext:value-type="float">
            <text:p>-1.0989010989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</text:p>
          </table:table-cell>
          <table:table-cell table:style-name="ce2" table:formula="of:=2^[.B28]" office:value-type="float" office:value="4096" calcext:value-type="float">
            <text:p>4096</text:p>
          </table:table-cell>
          <table:table-cell table:style-name="ce2"/>
          <table:table-cell table:number-columns-repeated="11"/>
          <table:table-cell table:formula="of:=[.O28]+1" office:value-type="float" office:value="261" calcext:value-type="float">
            <text:p>261</text:p>
          </table:table-cell>
          <table:table-cell table:formula="of:=[.O29]*[.$B$6]" office:value-type="float" office:value="2610000" calcext:value-type="float">
            <text:p>2610000</text:p>
          </table:table-cell>
          <table:table-cell table:formula="of:=ROUND([.$B$1]/[.P29])" office:value-type="float" office:value="28" calcext:value-type="float">
            <text:p>28</text:p>
          </table:table-cell>
          <table:table-cell table:formula="of:=[.$B$1]/[.Q29]" office:value-type="float" office:value="2571428.57142857" calcext:value-type="float">
            <text:p>2571428.57142857</text:p>
          </table:table-cell>
          <table:table-cell table:formula="of:=[.R29]/[.O29]" office:value-type="float" office:value="9852.21674876847" calcext:value-type="float">
            <text:p>9852.21674876847</text:p>
          </table:table-cell>
          <table:table-cell table:formula="of:=([.S29]-[.$B$6])/[.$B$6]*100" office:value-type="float" office:value="-1.47783251231527" calcext:value-type="float">
            <text:p>-1.47783251231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LK</text:p>
          </table:table-cell>
          <table:table-cell table:style-name="ce3" table:formula="of:=[.B1]" office:value-type="float" office:value="72000000" calcext:value-type="float">
            <text:p>72.00E+06</text:p>
          </table:table-cell>
          <table:table-cell table:style-name="ce2"/>
          <table:table-cell table:number-columns-repeated="11"/>
          <table:table-cell table:formula="of:=[.O29]+1" office:value-type="float" office:value="262" calcext:value-type="float">
            <text:p>262</text:p>
          </table:table-cell>
          <table:table-cell table:formula="of:=[.O30]*[.$B$6]" office:value-type="float" office:value="2620000" calcext:value-type="float">
            <text:p>2620000</text:p>
          </table:table-cell>
          <table:table-cell table:formula="of:=ROUND([.$B$1]/[.P30])" office:value-type="float" office:value="27" calcext:value-type="float">
            <text:p>27</text:p>
          </table:table-cell>
          <table:table-cell table:formula="of:=[.$B$1]/[.Q30]" office:value-type="float" office:value="2666666.66666667" calcext:value-type="float">
            <text:p>2666666.66666667</text:p>
          </table:table-cell>
          <table:table-cell table:formula="of:=[.R30]/[.O30]" office:value-type="float" office:value="10178.1170483461" calcext:value-type="float">
            <text:p>10178.1170483461</text:p>
          </table:table-cell>
          <table:table-cell table:formula="of:=([.S30]-[.$B$6])/[.$B$6]*100" office:value-type="float" office:value="1.78117048346056" calcext:value-type="float">
            <text:p>1.78117048346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WM</text:p>
          </table:table-cell>
          <table:table-cell table:style-name="ce4" table:formula="of:=[.B30]/(([.B29]+1)*(0+1))" office:value-type="float" office:value="17573.8345130583" calcext:value-type="float">
            <text:p>17.57E+03</text:p>
          </table:table-cell>
          <table:table-cell table:style-name="ce2"/>
          <table:table-cell table:number-columns-repeated="11"/>
          <table:table-cell table:formula="of:=[.O30]+1" office:value-type="float" office:value="263" calcext:value-type="float">
            <text:p>263</text:p>
          </table:table-cell>
          <table:table-cell table:formula="of:=[.O31]*[.$B$6]" office:value-type="float" office:value="2630000" calcext:value-type="float">
            <text:p>2630000</text:p>
          </table:table-cell>
          <table:table-cell table:formula="of:=ROUND([.$B$1]/[.P31])" office:value-type="float" office:value="27" calcext:value-type="float">
            <text:p>27</text:p>
          </table:table-cell>
          <table:table-cell table:formula="of:=[.$B$1]/[.Q31]" office:value-type="float" office:value="2666666.66666667" calcext:value-type="float">
            <text:p>2666666.66666667</text:p>
          </table:table-cell>
          <table:table-cell table:formula="of:=[.R31]/[.O31]" office:value-type="float" office:value="10139.4169835234" calcext:value-type="float">
            <text:p>10139.4169835234</text:p>
          </table:table-cell>
          <table:table-cell table:formula="of:=([.S31]-[.$B$6])/[.$B$6]*100" office:value-type="float" office:value="1.39416983523446" calcext:value-type="float">
            <text:p>1.39416983523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 res (mV)</text:p>
          </table:table-cell>
          <table:table-cell table:style-name="ce2" table:formula="of:=10/[.B29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8"/>
          <table:table-cell table:formula="of:=[.O31]+1" office:value-type="float" office:value="264" calcext:value-type="float">
            <text:p>264</text:p>
          </table:table-cell>
          <table:table-cell table:formula="of:=[.O32]*[.$B$6]" office:value-type="float" office:value="2640000" calcext:value-type="float">
            <text:p>2640000</text:p>
          </table:table-cell>
          <table:table-cell table:formula="of:=ROUND([.$B$1]/[.P32])" office:value-type="float" office:value="27" calcext:value-type="float">
            <text:p>27</text:p>
          </table:table-cell>
          <table:table-cell table:formula="of:=[.$B$1]/[.Q32]" office:value-type="float" office:value="2666666.66666667" calcext:value-type="float">
            <text:p>2666666.66666667</text:p>
          </table:table-cell>
          <table:table-cell table:formula="of:=[.R32]/[.O32]" office:value-type="float" office:value="10101.0101010101" calcext:value-type="float">
            <text:p>10101.0101010101</text:p>
          </table:table-cell>
          <table:table-cell table:formula="of:=([.S32]-[.$B$6])/[.$B$6]*100" office:value-type="float" office:value="1.01010101010101" calcext:value-type="float">
            <text:p>1.010101010101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8"/>
          <table:table-cell table:formula="of:=[.O32]+1" office:value-type="float" office:value="265" calcext:value-type="float">
            <text:p>265</text:p>
          </table:table-cell>
          <table:table-cell table:formula="of:=[.O33]*[.$B$6]" office:value-type="float" office:value="2650000" calcext:value-type="float">
            <text:p>2650000</text:p>
          </table:table-cell>
          <table:table-cell table:formula="of:=ROUND([.$B$1]/[.P33])" office:value-type="float" office:value="27" calcext:value-type="float">
            <text:p>27</text:p>
          </table:table-cell>
          <table:table-cell table:formula="of:=[.$B$1]/[.Q33]" office:value-type="float" office:value="2666666.66666667" calcext:value-type="float">
            <text:p>2666666.66666667</text:p>
          </table:table-cell>
          <table:table-cell table:formula="of:=[.R33]/[.O33]" office:value-type="float" office:value="10062.893081761" calcext:value-type="float">
            <text:p>10062.893081761</text:p>
          </table:table-cell>
          <table:table-cell table:formula="of:=([.S33]-[.$B$6])/[.$B$6]*100" office:value-type="float" office:value="0.628930817610053" calcext:value-type="float">
            <text:p>0.62893081761005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Offset voltage → CCR calculator</text:p>
          </table:table-cell>
          <table:covered-table-cell/>
          <table:covered-table-cell table:number-columns-repeated="4" table:style-name="ce6"/>
          <table:table-cell table:number-columns-repeated="8"/>
          <table:table-cell table:formula="of:=[.O33]+1" office:value-type="float" office:value="266" calcext:value-type="float">
            <text:p>266</text:p>
          </table:table-cell>
          <table:table-cell table:formula="of:=[.O34]*[.$B$6]" office:value-type="float" office:value="2660000" calcext:value-type="float">
            <text:p>2660000</text:p>
          </table:table-cell>
          <table:table-cell table:formula="of:=ROUND([.$B$1]/[.P34])" office:value-type="float" office:value="27" calcext:value-type="float">
            <text:p>27</text:p>
          </table:table-cell>
          <table:table-cell table:formula="of:=[.$B$1]/[.Q34]" office:value-type="float" office:value="2666666.66666667" calcext:value-type="float">
            <text:p>2666666.66666667</text:p>
          </table:table-cell>
          <table:table-cell table:formula="of:=[.R34]/[.O34]" office:value-type="float" office:value="10025.0626566416" calcext:value-type="float">
            <text:p>10025.0626566416</text:p>
          </table:table-cell>
          <table:table-cell table:formula="of:=([.S34]-[.$B$6])/[.$B$6]*100" office:value-type="float" office:value="0.250626566416031" calcext:value-type="float">
            <text:p>0.25062656641603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8"/>
          <table:table-cell table:formula="of:=[.O34]+1" office:value-type="float" office:value="267" calcext:value-type="float">
            <text:p>267</text:p>
          </table:table-cell>
          <table:table-cell table:formula="of:=[.O35]*[.$B$6]" office:value-type="float" office:value="2670000" calcext:value-type="float">
            <text:p>2670000</text:p>
          </table:table-cell>
          <table:table-cell table:formula="of:=ROUND([.$B$1]/[.P35])" office:value-type="float" office:value="27" calcext:value-type="float">
            <text:p>27</text:p>
          </table:table-cell>
          <table:table-cell table:formula="of:=[.$B$1]/[.Q35]" office:value-type="float" office:value="2666666.66666667" calcext:value-type="float">
            <text:p>2666666.66666667</text:p>
          </table:table-cell>
          <table:table-cell table:formula="of:=[.R35]/[.O35]" office:value-type="float" office:value="9987.51560549313" calcext:value-type="float">
            <text:p>9987.51560549313</text:p>
          </table:table-cell>
          <table:table-cell table:formula="of:=([.S35]-[.$B$6])/[.$B$6]*100" office:value-type="float" office:value="-0.124843945068678" calcext:value-type="float">
            <text:p>-0.124843945068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(v)</text:p>
          </table:table-cell>
          <table:table-cell table:style-name="ce2" office:value-type="float" office:value="-1.1" calcext:value-type="float">
            <text:p>-1.1</text:p>
          </table:table-cell>
          <table:table-cell table:style-name="ce10" table:formula="of:=CHOOSE(OR([.B36]&lt;-5;[.B36]&gt;5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8"/>
          <table:table-cell table:formula="of:=[.O35]+1" office:value-type="float" office:value="268" calcext:value-type="float">
            <text:p>268</text:p>
          </table:table-cell>
          <table:table-cell table:formula="of:=[.O36]*[.$B$6]" office:value-type="float" office:value="2680000" calcext:value-type="float">
            <text:p>2680000</text:p>
          </table:table-cell>
          <table:table-cell table:formula="of:=ROUND([.$B$1]/[.P36])" office:value-type="float" office:value="27" calcext:value-type="float">
            <text:p>27</text:p>
          </table:table-cell>
          <table:table-cell table:formula="of:=[.$B$1]/[.Q36]" office:value-type="float" office:value="2666666.66666667" calcext:value-type="float">
            <text:p>2666666.66666667</text:p>
          </table:table-cell>
          <table:table-cell table:formula="of:=[.R36]/[.O36]" office:value-type="float" office:value="9950.24875621891" calcext:value-type="float">
            <text:p>9950.24875621891</text:p>
          </table:table-cell>
          <table:table-cell table:formula="of:=([.S36]-[.$B$6])/[.$B$6]*100" office:value-type="float" office:value="-0.497512437810947" calcext:value-type="float">
            <text:p>-0.497512437810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table:formula="of:=(-[.B36]+5)/10*100" office:value-type="float" office:value="61" calcext:value-type="float">
            <text:p>61</text:p>
          </table:table-cell>
          <table:table-cell table:style-name="ce2" table:number-columns-repeated="4"/>
          <table:table-cell table:number-columns-repeated="8"/>
          <table:table-cell table:formula="of:=[.O36]+1" office:value-type="float" office:value="269" calcext:value-type="float">
            <text:p>269</text:p>
          </table:table-cell>
          <table:table-cell table:formula="of:=[.O37]*[.$B$6]" office:value-type="float" office:value="2690000" calcext:value-type="float">
            <text:p>2690000</text:p>
          </table:table-cell>
          <table:table-cell table:formula="of:=ROUND([.$B$1]/[.P37])" office:value-type="float" office:value="27" calcext:value-type="float">
            <text:p>27</text:p>
          </table:table-cell>
          <table:table-cell table:formula="of:=[.$B$1]/[.Q37]" office:value-type="float" office:value="2666666.66666667" calcext:value-type="float">
            <text:p>2666666.66666667</text:p>
          </table:table-cell>
          <table:table-cell table:formula="of:=[.R37]/[.O37]" office:value-type="float" office:value="9913.25898389095" calcext:value-type="float">
            <text:p>9913.25898389095</text:p>
          </table:table-cell>
          <table:table-cell table:formula="of:=([.S37]-[.$B$6])/[.$B$6]*100" office:value-type="float" office:value="-0.867410161090465" calcext:value-type="float">
            <text:p>-0.867410161090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[.B29]*[.B37]/100" office:value-type="float" office:value="2498.56" calcext:value-type="float">
            <text:p>2498.56</text:p>
          </table:table-cell>
          <table:table-cell table:style-name="ce2" table:number-columns-repeated="4"/>
          <table:table-cell table:number-columns-repeated="8"/>
          <table:table-cell table:formula="of:=[.O37]+1" office:value-type="float" office:value="270" calcext:value-type="float">
            <text:p>270</text:p>
          </table:table-cell>
          <table:table-cell table:formula="of:=[.O38]*[.$B$6]" office:value-type="float" office:value="2700000" calcext:value-type="float">
            <text:p>2700000</text:p>
          </table:table-cell>
          <table:table-cell table:formula="of:=ROUND([.$B$1]/[.P38])" office:value-type="float" office:value="27" calcext:value-type="float">
            <text:p>27</text:p>
          </table:table-cell>
          <table:table-cell table:formula="of:=[.$B$1]/[.Q38]" office:value-type="float" office:value="2666666.66666667" calcext:value-type="float">
            <text:p>2666666.66666667</text:p>
          </table:table-cell>
          <table:table-cell table:formula="of:=[.R38]/[.O38]" office:value-type="float" office:value="9876.54320987654" calcext:value-type="float">
            <text:p>9876.54320987654</text:p>
          </table:table-cell>
          <table:table-cell table:formula="of:=([.S38]-[.$B$6])/[.$B$6]*100" office:value-type="float" office:value="-1.23456790123457" calcext:value-type="float">
            <text:p>-1.23456790123457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38]+1" office:value-type="float" office:value="271" calcext:value-type="float">
            <text:p>271</text:p>
          </table:table-cell>
          <table:table-cell table:formula="of:=[.O39]*[.$B$6]" office:value-type="float" office:value="2710000" calcext:value-type="float">
            <text:p>2710000</text:p>
          </table:table-cell>
          <table:table-cell table:formula="of:=ROUND([.$B$1]/[.P39])" office:value-type="float" office:value="27" calcext:value-type="float">
            <text:p>27</text:p>
          </table:table-cell>
          <table:table-cell table:formula="of:=[.$B$1]/[.Q39]" office:value-type="float" office:value="2666666.66666667" calcext:value-type="float">
            <text:p>2666666.66666667</text:p>
          </table:table-cell>
          <table:table-cell table:formula="of:=[.R39]/[.O39]" office:value-type="float" office:value="9840.09840098401" calcext:value-type="float">
            <text:p>9840.09840098401</text:p>
          </table:table-cell>
          <table:table-cell table:formula="of:=([.S39]-[.$B$6])/[.$B$6]*100" office:value-type="float" office:value="-1.59901599015991" calcext:value-type="float">
            <text:p>-1.5990159901599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PCB Output Voltage calculator</text:p>
          </table:table-cell>
          <table:covered-table-cell table:number-columns-repeated="5"/>
          <table:table-cell table:number-columns-repeated="8"/>
          <table:table-cell table:formula="of:=[.O39]+1" office:value-type="float" office:value="272" calcext:value-type="float">
            <text:p>272</text:p>
          </table:table-cell>
          <table:table-cell table:formula="of:=[.O40]*[.$B$6]" office:value-type="float" office:value="2720000" calcext:value-type="float">
            <text:p>2720000</text:p>
          </table:table-cell>
          <table:table-cell table:formula="of:=ROUND([.$B$1]/[.P40])" office:value-type="float" office:value="26" calcext:value-type="float">
            <text:p>26</text:p>
          </table:table-cell>
          <table:table-cell table:formula="of:=[.$B$1]/[.Q40]" office:value-type="float" office:value="2769230.76923077" calcext:value-type="float">
            <text:p>2769230.76923077</text:p>
          </table:table-cell>
          <table:table-cell table:formula="of:=[.R40]/[.O40]" office:value-type="float" office:value="10180.9954751131" calcext:value-type="float">
            <text:p>10180.9954751131</text:p>
          </table:table-cell>
          <table:table-cell table:formula="of:=([.S40]-[.$B$6])/[.$B$6]*100" office:value-type="float" office:value="1.80995475113121" calcext:value-type="float">
            <text:p>1.80995475113121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40]+1" office:value-type="float" office:value="273" calcext:value-type="float">
            <text:p>273</text:p>
          </table:table-cell>
          <table:table-cell table:formula="of:=[.O41]*[.$B$6]" office:value-type="float" office:value="2730000" calcext:value-type="float">
            <text:p>2730000</text:p>
          </table:table-cell>
          <table:table-cell table:formula="of:=ROUND([.$B$1]/[.P41])" office:value-type="float" office:value="26" calcext:value-type="float">
            <text:p>26</text:p>
          </table:table-cell>
          <table:table-cell table:formula="of:=[.$B$1]/[.Q41]" office:value-type="float" office:value="2769230.76923077" calcext:value-type="float">
            <text:p>2769230.76923077</text:p>
          </table:table-cell>
          <table:table-cell table:formula="of:=[.R41]/[.O41]" office:value-type="float" office:value="10143.7024513948" calcext:value-type="float">
            <text:p>10143.7024513948</text:p>
          </table:table-cell>
          <table:table-cell table:formula="of:=([.S41]-[.$B$6])/[.$B$6]*100" office:value-type="float" office:value="1.43702451394758" calcext:value-type="float">
            <text:p>1.43702451394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42]&lt;0;[.B42]&gt;100)+1;&quot;OK&quot;;&quot;RANGE ERR&quot;)" office:value-type="string" office:string-value="OK" calcext:value-type="string">
            <text:p>OK</text:p>
          </table:table-cell>
          <table:table-cell table:number-columns-repeated="11"/>
          <table:table-cell table:formula="of:=[.O41]+1" office:value-type="float" office:value="274" calcext:value-type="float">
            <text:p>274</text:p>
          </table:table-cell>
          <table:table-cell table:formula="of:=[.O42]*[.$B$6]" office:value-type="float" office:value="2740000" calcext:value-type="float">
            <text:p>2740000</text:p>
          </table:table-cell>
          <table:table-cell table:formula="of:=ROUND([.$B$1]/[.P42])" office:value-type="float" office:value="26" calcext:value-type="float">
            <text:p>26</text:p>
          </table:table-cell>
          <table:table-cell table:formula="of:=[.$B$1]/[.Q42]" office:value-type="float" office:value="2769230.76923077" calcext:value-type="float">
            <text:p>2769230.76923077</text:p>
          </table:table-cell>
          <table:table-cell table:formula="of:=[.R42]/[.O42]" office:value-type="float" office:value="10106.6816395284" calcext:value-type="float">
            <text:p>10106.6816395284</text:p>
          </table:table-cell>
          <table:table-cell table:formula="of:=([.S42]-[.$B$6])/[.$B$6]*100" office:value-type="float" office:value="1.06681639528355" calcext:value-type="float">
            <text:p>1.06681639528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1.65" calcext:value-type="float">
            <text:p>1.65</text:p>
          </table:table-cell>
          <table:table-cell table:style-name="ce10" table:formula="of:=CHOOSE(OR([.B43]&lt;0;[.B43]&gt;3.3)+1;&quot;OK&quot;;&quot;RANGE ERR&quot;)" office:value-type="string" office:string-value="OK" calcext:value-type="string">
            <text:p>OK</text:p>
          </table:table-cell>
          <table:table-cell table:number-columns-repeated="11"/>
          <table:table-cell table:formula="of:=[.O42]+1" office:value-type="float" office:value="275" calcext:value-type="float">
            <text:p>275</text:p>
          </table:table-cell>
          <table:table-cell table:formula="of:=[.O43]*[.$B$6]" office:value-type="float" office:value="2750000" calcext:value-type="float">
            <text:p>2750000</text:p>
          </table:table-cell>
          <table:table-cell table:formula="of:=ROUND([.$B$1]/[.P43])" office:value-type="float" office:value="26" calcext:value-type="float">
            <text:p>26</text:p>
          </table:table-cell>
          <table:table-cell table:formula="of:=[.$B$1]/[.Q43]" office:value-type="float" office:value="2769230.76923077" calcext:value-type="float">
            <text:p>2769230.76923077</text:p>
          </table:table-cell>
          <table:table-cell table:formula="of:=[.R43]/[.O43]" office:value-type="float" office:value="10069.9300699301" calcext:value-type="float">
            <text:p>10069.9300699301</text:p>
          </table:table-cell>
          <table:table-cell table:formula="of:=([.S43]-[.$B$6])/[.$B$6]*100" office:value-type="float" office:value="0.699300699300693" calcext:value-type="float">
            <text:p>0.69930069930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44]=0;[.B44]=1))+1;&quot;OK&quot;;&quot;RANGE ERR&quot;)" office:value-type="string" office:string-value="OK" calcext:value-type="string">
            <text:p>OK</text:p>
          </table:table-cell>
          <table:table-cell table:number-columns-repeated="11"/>
          <table:table-cell table:formula="of:=[.O43]+1" office:value-type="float" office:value="276" calcext:value-type="float">
            <text:p>276</text:p>
          </table:table-cell>
          <table:table-cell table:formula="of:=[.O44]*[.$B$6]" office:value-type="float" office:value="2760000" calcext:value-type="float">
            <text:p>2760000</text:p>
          </table:table-cell>
          <table:table-cell table:formula="of:=ROUND([.$B$1]/[.P44])" office:value-type="float" office:value="26" calcext:value-type="float">
            <text:p>26</text:p>
          </table:table-cell>
          <table:table-cell table:formula="of:=[.$B$1]/[.Q44]" office:value-type="float" office:value="2769230.76923077" calcext:value-type="float">
            <text:p>2769230.76923077</text:p>
          </table:table-cell>
          <table:table-cell table:formula="of:=[.R44]/[.O44]" office:value-type="float" office:value="10033.4448160535" calcext:value-type="float">
            <text:p>10033.4448160535</text:p>
          </table:table-cell>
          <table:table-cell table:formula="of:=([.S44]-[.$B$6])/[.$B$6]*100" office:value-type="float" office:value="0.334448160535103" calcext:value-type="float">
            <text:p>0.334448160535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 FB (ohm)</text:p>
          </table:table-cell>
          <table:table-cell table:style-name="ce2" table:formula="of:=CHOOSE([.B44]+1;10;1)" office:value-type="float" office:value="10" calcext:value-type="float">
            <text:p>10</text:p>
          </table:table-cell>
          <table:table-cell table:number-columns-repeated="12"/>
          <table:table-cell table:formula="of:=[.O44]+1" office:value-type="float" office:value="277" calcext:value-type="float">
            <text:p>277</text:p>
          </table:table-cell>
          <table:table-cell table:formula="of:=[.O45]*[.$B$6]" office:value-type="float" office:value="2770000" calcext:value-type="float">
            <text:p>2770000</text:p>
          </table:table-cell>
          <table:table-cell table:formula="of:=ROUND([.$B$1]/[.P45])" office:value-type="float" office:value="26" calcext:value-type="float">
            <text:p>26</text:p>
          </table:table-cell>
          <table:table-cell table:formula="of:=[.$B$1]/[.Q45]" office:value-type="float" office:value="2769230.76923077" calcext:value-type="float">
            <text:p>2769230.76923077</text:p>
          </table:table-cell>
          <table:table-cell table:formula="of:=[.R45]/[.O45]" office:value-type="float" office:value="9997.22299361288" calcext:value-type="float">
            <text:p>9997.22299361288</text:p>
          </table:table-cell>
          <table:table-cell table:formula="of:=([.S45]-[.$B$6])/[.$B$6]*100" office:value-type="float" office:value="-0.0277700638711576" calcext:value-type="float">
            <text:p>-0.0277700638711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 (v)</text:p>
          </table:table-cell>
          <table:table-cell table:style-name="ce2" table:formula="of:=[.K54]" office:value-type="float" office:value="5" calcext:value-type="float">
            <text:p>5</text:p>
          </table:table-cell>
          <table:table-cell table:number-columns-repeated="12"/>
          <table:table-cell table:formula="of:=[.O45]+1" office:value-type="float" office:value="278" calcext:value-type="float">
            <text:p>278</text:p>
          </table:table-cell>
          <table:table-cell table:formula="of:=[.O46]*[.$B$6]" office:value-type="float" office:value="2780000" calcext:value-type="float">
            <text:p>2780000</text:p>
          </table:table-cell>
          <table:table-cell table:formula="of:=ROUND([.$B$1]/[.P46])" office:value-type="float" office:value="26" calcext:value-type="float">
            <text:p>26</text:p>
          </table:table-cell>
          <table:table-cell table:formula="of:=[.$B$1]/[.Q46]" office:value-type="float" office:value="2769230.76923077" calcext:value-type="float">
            <text:p>2769230.76923077</text:p>
          </table:table-cell>
          <table:table-cell table:formula="of:=[.R46]/[.O46]" office:value-type="float" office:value="9961.26175982291" calcext:value-type="float">
            <text:p>9961.26175982291</text:p>
          </table:table-cell>
          <table:table-cell table:formula="of:=([.S46]-[.$B$6])/[.$B$6]*100" office:value-type="float" office:value="-0.387382401770901" calcext:value-type="float">
            <text:p>-0.387382401770901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46]+1" office:value-type="float" office:value="279" calcext:value-type="float">
            <text:p>279</text:p>
          </table:table-cell>
          <table:table-cell table:formula="of:=[.O47]*[.$B$6]" office:value-type="float" office:value="2790000" calcext:value-type="float">
            <text:p>2790000</text:p>
          </table:table-cell>
          <table:table-cell table:formula="of:=ROUND([.$B$1]/[.P47])" office:value-type="float" office:value="26" calcext:value-type="float">
            <text:p>26</text:p>
          </table:table-cell>
          <table:table-cell table:formula="of:=[.$B$1]/[.Q47]" office:value-type="float" office:value="2769230.76923077" calcext:value-type="float">
            <text:p>2769230.76923077</text:p>
          </table:table-cell>
          <table:table-cell table:formula="of:=[.R47]/[.O47]" office:value-type="float" office:value="9925.55831265509" calcext:value-type="float">
            <text:p>9925.55831265509</text:p>
          </table:table-cell>
          <table:table-cell table:formula="of:=([.S47]-[.$B$6])/[.$B$6]*100" office:value-type="float" office:value="-0.744416873449136" calcext:value-type="float">
            <text:p>-0.744416873449136</text:p>
          </table:table-cell>
          <table:table-cell table:number-columns-repeated="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ffset (%)</text:p>
          </table:table-cell>
          <table:table-cell table:style-name="ce2" table:formula="of:=[.B42]" office:value-type="float" office:value="0" calcext:value-type="float">
            <text:p>0</text:p>
          </table:table-cell>
          <table:table-cell table:style-name="ce2" office:value-type="string" calcext:value-type="string">
            <text:p>Offset (v)</text:p>
          </table:table-cell>
          <table:table-cell table:style-name="ce2" table:formula="of:=[.E48]/100*3.3" office:value-type="float" office:value="0" calcext:value-type="float">
            <text:p>0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3"/></text:p>
          </table:table-cell>
          <table:table-cell table:style-name="ce2" table:number-columns-repeated="3"/>
          <table:table-cell table:number-columns-repeated="2"/>
          <table:table-cell table:formula="of:=[.O47]+1" office:value-type="float" office:value="280" calcext:value-type="float">
            <text:p>280</text:p>
          </table:table-cell>
          <table:table-cell table:formula="of:=[.O48]*[.$B$6]" office:value-type="float" office:value="2800000" calcext:value-type="float">
            <text:p>2800000</text:p>
          </table:table-cell>
          <table:table-cell table:formula="of:=ROUND([.$B$1]/[.P48])" office:value-type="float" office:value="26" calcext:value-type="float">
            <text:p>26</text:p>
          </table:table-cell>
          <table:table-cell table:formula="of:=[.$B$1]/[.Q48]" office:value-type="float" office:value="2769230.76923077" calcext:value-type="float">
            <text:p>2769230.76923077</text:p>
          </table:table-cell>
          <table:table-cell table:formula="of:=[.R48]/[.O48]" office:value-type="float" office:value="9890.10989010989" calcext:value-type="float">
            <text:p>9890.10989010989</text:p>
          </table:table-cell>
          <table:table-cell table:formula="of:=([.S48]-[.$B$6])/[.$B$6]*100" office:value-type="float" office:value="-1.09890109890112" calcext:value-type="float">
            <text:p>-1.09890109890112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3"/>
          <table:table-cell table:number-columns-repeated="2"/>
          <table:table-cell table:formula="of:=[.O48]+1" office:value-type="float" office:value="281" calcext:value-type="float">
            <text:p>281</text:p>
          </table:table-cell>
          <table:table-cell table:formula="of:=[.O49]*[.$B$6]" office:value-type="float" office:value="2810000" calcext:value-type="float">
            <text:p>2810000</text:p>
          </table:table-cell>
          <table:table-cell table:formula="of:=ROUND([.$B$1]/[.P49])" office:value-type="float" office:value="26" calcext:value-type="float">
            <text:p>26</text:p>
          </table:table-cell>
          <table:table-cell table:formula="of:=[.$B$1]/[.Q49]" office:value-type="float" office:value="2769230.76923077" calcext:value-type="float">
            <text:p>2769230.76923077</text:p>
          </table:table-cell>
          <table:table-cell table:formula="of:=[.R49]/[.O49]" office:value-type="float" office:value="9854.91376950452" calcext:value-type="float">
            <text:p>9854.91376950452</text:p>
          </table:table-cell>
          <table:table-cell table:formula="of:=([.S49]-[.$B$6])/[.$B$6]*100" office:value-type="float" office:value="-1.45086230495484" calcext:value-type="float">
            <text:p>-1.45086230495484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/>
          <table:table-cell table:style-name="ce2" office:value-type="string" calcext:value-type="string">
            <text:p>|</text:p>
          </table:table-cell>
          <table:table-cell table:style-name="ce2" table:number-columns-repeated="16"/>
        </table:table-row>
        <table:table-row table:style-name="ro1">
          <table:table-cell table:style-name="ce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 FB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11" table:formula="of:=[.B45]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2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Sample (v)</text:p>
          </table:table-cell>
          <table:table-cell table:style-name="ce2" table:formula="of:=[.B43]" office:value-type="float" office:value="1.65" calcext:value-type="float">
            <text:p>1.6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E52]*([.B51]/[.C52]+[.B54]/[.C55])" office:value-type="float" office:value="-0" calcext:value-type="float">
            <text:p>0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J52]*([.G48]/[.H49]+[.G51]/[.H52]+[.F54]/[.H55])" office:value-type="float" office:value="5" calcext:value-type="float">
            <text:p>5</text:p>
          </table:table-cell>
          <table:table-cell table:style-name="ce2" office:value-type="string" calcext:value-type="string">
            <text:p>(Output)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2" table:number-columns-repeated="2"/>
          <table:table-cell table:style-name="ce2" office:value-type="float" office:value="3.3" calcext:value-type="float">
            <text:p>3.3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/>
          <table:table-cell table:style-name="ce2"/>
          <table:table-cell table:number-columns-repeated="12"/>
          <table:table-cell table:style-name="ce2"/>
        </table:table-row>
        <table:table-row table:style-name="ro1">
          <table:table-cell/>
          <table:table-cell table:style-name="ce2" table:number-columns-repeated="2"/>
          <table:table-cell table:number-columns-repeated="21"/>
          <table:table-cell table:style-name="ce2"/>
        </table:table-row>
        <table:table-row table:style-name="ro1" table:number-rows-repeated="4">
          <table:table-cell table:number-columns-repeated="24"/>
          <table:table-cell table:style-name="ce2"/>
        </table:table-row>
        <table:table-row table:style-name="ro1" table:number-rows-repeated="2">
          <table:table-cell table:number-columns-repeated="12"/>
          <table:table-cell table:style-name="ce2" table:number-columns-repeated="13"/>
        </table:table-row>
        <table:table-row table:style-name="ro1" table:number-rows-repeated="2">
          <table:table-cell table:number-columns-repeated="6"/>
          <table:table-cell table:style-name="ce2" table:number-columns-repeated="19"/>
        </table:table-row>
        <table:table-row table:style-name="ro1" table:number-rows-repeated="2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" table:number-columns-repeated="10"/>
          <table:table-cell table:number-columns-repeated="9"/>
        </table:table-row>
        <table:table-row table:style-name="ro1">
          <table:table-cell/>
          <table:table-cell table:style-name="ce2" table:number-columns-repeated="15"/>
          <table:table-cell table:number-columns-repeated="9"/>
        </table:table-row>
        <calcext:conditional-formats>
          <calcext:conditional-format calcext:target-range-address="Sheet1.C36:Sheet1.C36 Sheet1.C42:Sheet1.C44 Sheet1.C20:Sheet1.C21">
            <calcext:condition calcext:apply-style-name="Good" calcext:value="=&quot;OK&quot;" calcext:base-cell-address="Sheet1.C20"/>
            <calcext:condition calcext:apply-style-name="Bad" calcext:value="=&quot;RANGE ERR&quot;" calcext:base-cell-address="Sheet1.C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0:42:28.6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1-02T17:59:29.167000000</dc:date>
    <meta:editing-duration>P1DT16H1M55S</meta:editing-duration>
    <meta:editing-cycles>21</meta:editing-cycles>
    <meta:document-statistic meta:table-count="1" meta:cell-count="406" meta:object-count="0"/>
  </office:meta>
</office:document-meta>
</file>